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.749cm" svg:height="13.998cm" svg:x="9.764cm" svg:y="14.508cm">
            <draw:object draw:notify-on-update-of-ranges="Лист1.L21:Лист1.L21 Лист1.L22:Лист1.L25 Лист1.M21:Лист1.M21 Лист1.O22:Лист1.O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1 =16 см</text:p>
          </table:table-cell>
          <table:table-cell table:number-columns-repeated="6"/>
          <table:table-cell office:value-type="string" calcext:value-type="string">
            <text:p>всё занов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 = 12,5 см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Опыт А:</text:p>
          </table:table-cell>
          <table:table-cell table:number-columns-repeated="6"/>
          <table:table-cell office:value-type="string" calcext:value-type="string">
            <text:p>Опыт А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 стоит 90 см</text:p>
          </table:table-cell>
          <table:table-cell table:number-columns-repeated="6"/>
          <table:table-cell office:value-type="string" calcext:value-type="string">
            <text:p>щель стоит на 93 см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ширина S2 0,2мм</text:p>
          </table:table-cell>
          <table:table-cell table:number-columns-repeated="6"/>
          <table:table-cell office:value-type="string" calcext:value-type="string">
            <text:p>Линза стоит на 74,6 см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Измерения:</text:p>
          </table:table-cell>
          <table:table-cell table:number-columns-repeated="6"/>
          <table:table-cell office:value-type="string" calcext:value-type="string">
            <text:p>Нуль микром.винта: +30 делени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все положения отчитываются ближе к лампе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нач положение микроскопа — 38,9</text:p>
          </table:table-cell>
          <table:table-cell table:number-columns-repeated="6"/>
          <table:table-cell office:value-type="string" calcext:value-type="string">
            <text:p>Опыт А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ордината фокуса микроскопа x0 = 43,2</text:p>
          </table:table-cell>
          <table:table-cell table:number-columns-repeated="6"/>
          <table:table-cell office:value-type="string" calcext:value-type="string">
            <text:p>начальное положение микроскопа 45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координата микроскопа x</text:p>
          </table:table-cell>
          <table:table-cell office:value-type="string" calcext:value-type="string">
            <text:p>расстояние x — x0</text:p>
          </table:table-cell>
          <table:table-cell table:number-columns-repeated="4"/>
          <table:table-cell office:value-type="string" calcext:value-type="string">
            <text:p>Зависимость количества полос от расстояния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1" calcext:value-type="float">
            <text:p>42,1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положение</text:p>
          </table:table-cell>
          <table:table-cell office:value-type="string" calcext:value-type="string">
            <text:p>x_m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5" calcext:value-type="float">
            <text:p>42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8" calcext:value-type="float">
            <text:p>2,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8" calcext:value-type="float">
            <text:p>42,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9" calcext:value-type="float">
            <text:p>42,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4.5" calcext:value-type="float">
            <text:p>44,5</text:p>
          </table:table-cell>
          <table:table-cell office:value-type="float" office:value="1.3" calcext:value-type="float">
            <text:p>1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азмер щели: 0,18mm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4.8" calcext:value-type="float">
            <text:p>44,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пыт Б: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ординаты дифракционных минимумов</text:p>
          </table:table-cell>
          <table:table-cell office:value-type="string" calcext:value-type="string">
            <text:p>координата (в делениях, одно деление 0,02мм)</text:p>
          </table:table-cell>
          <table:table-cell table:number-columns-repeated="5"/>
          <table:table-cell office:value-type="string" calcext:value-type="string">
            <text:p>Ширина щели по микроскопу: 15 делений по 0,02 мм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 <text:span text:style-name="T1">(</text:span>слева<text:span text:style-name="T1">)</text:span></text:p>
          </table:table-cell>
          <table:table-cell office:value-type="float" office:value="-24" calcext:value-type="float">
            <text:p>-24</text:p>
          </table:table-cell>
          <table:table-cell table:number-columns-repeated="5"/>
          <table:table-cell office:value-type="string" calcext:value-type="string">
            <text:p>по нониусу (с учётом нуля) 0,33 мм</text:p>
          </table:table-cell>
          <table:table-cell table:number-columns-repeated="7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table:number-columns-repeated="5"/>
          <table:table-cell office:value-type="string" calcext:value-type="string">
            <text:p>Опыт Б:</text:p>
          </table:table-cell>
          <table:table-cell table:number-columns-repeated="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number-columns-repeated="5"/>
          <table:table-cell office:value-type="string" calcext:value-type="string">
            <text:p>Расстояния по шкале: (измеренные ближе к лампе)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_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О1: 81,6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.58" calcext:value-type="float">
            <text:p>1,58</text:p>
          </table:table-cell>
          <table:table-cell office:value-type="float" office:value="-1.58" calcext:value-type="float">
            <text:p>-1,58</text:p>
          </table:table-cell>
          <table:table-cell office:value-type="float" office:value="-0.57" calcext:value-type="float">
            <text:p>-0,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S2: 67,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.89" calcext:value-type="float">
            <text:p>1,89</text:p>
          </table:table-cell>
          <table:table-cell office:value-type="float" office:value="-1.89" calcext:value-type="float">
            <text:p>-1,89</text:p>
          </table:table-cell>
          <table:table-cell office:value-type="float" office:value="-0.26" calcext:value-type="float">
            <text:p>-0,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2:52,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.47" calcext:value-type="float">
            <text:p>2,47</text:p>
          </table:table-cell>
          <table:table-cell table:formula="of:=[.M24]-2.15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Опыт В</text:p>
          </table:table-cell>
          <table:table-cell table:number-columns-repeated="6"/>
          <table:table-cell office:value-type="string" calcext:value-type="string">
            <text:p>Зависимость есть на фото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2.79" calcext:value-type="float">
            <text:p>2,79</text:p>
          </table:table-cell>
          <table:table-cell table:formula="of:=[.M25]-2.15" office:value-type="float" office:value="0.64" calcext:value-type="float">
            <text:p>0,6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Ширина щели S2: 0,282 мм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Опыт В: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самая правая полоса: 1,5 + 4 маленьких (по вкерхней шкале микроскопа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самая левая полоса: 1,5 — 1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цена деления 0,02 мм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число светлых промежутков: 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ширина центрального максимума:26 делений по 0,0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ширина b0 = 0,077 — 0,03 mm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Опыт Г: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.00.0000</text:date>, <text:time style:data-style-name="N2" text:time-value="15:01:02.68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4:24:02.244000000</meta:creation-date>
    <meta:generator>LibreOffice/7.1.0.3$Windows_X86_64 LibreOffice_project/f6099ecf3d29644b5008cc8f48f42f4a40986e4c</meta:generator>
    <dc:date>2022-02-24T17:00:36.609000000</dc:date>
    <meta:editing-duration>PT47M40S</meta:editing-duration>
    <meta:editing-cycles>5</meta:editing-cycles>
    <meta:document-statistic meta:table-count="1" meta:cell-count="10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chart:error-lower-limit="0.05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5cm" svg:height="13.999cm" xlink:href=".." xlink:type="simple" chart:class="chart:scatter" chart:style-name="ch1">
        <chart:legend chart:legend-position="end" svg:x="17.802cm" svg:y="6.445cm" style:legend-expansion="high" chart:style-name="ch2"/>
        <chart:plot-area chart:style-name="ch3" table:cell-range-address="Лист1.L21:Лист1.L25 Лист1.M21:Лист1.M21 Лист1.O22:Лист1.O25" chart:data-source-has-labels="row" svg:x="0.435cm" svg:y="0.279cm" svg:width="16.932cm" svg:height="13.441cm">
          <chart:coordinate-region svg:x="0.742cm" svg:y="0.481cm" svg:width="16.38cm" svg:height="13.03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Лист1.O22:Лист1.O25" chart:label-cell-address="Лист1.M21:Лист1.M21" chart:class="chart:scatter">
            <chart:domain table:cell-range-address="Лист1.L22:Лист1.L25"/>
            <chart:regression-curve chart:style-name="ch9">
              <chart:equation chart:display-equation="true" chart:display-r-square="false" svg:x="1.768cm" svg:y="7.998cm"/>
            </chart:regression-curve>
            <chart:error-indicator chart:style-name="ch10" chart:dimension="x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x_m</text:p>
                <draw:g>
                  <svg:desc>Лист1.M21:Лист1.M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Лист1.L22:Лист1.L25</svg:desc>
                </draw:g>
              </table:table-cell>
              <table:table-cell office:value-type="float" office:value="-0.57">
                <text:p>-0.57</text:p>
                <draw:g>
                  <svg:desc>Лист1.O22:Лист1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